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gif" manifest:full-path="Pictures/100002000000000A0000000A1F4FBE6C.gif"/>
  <manifest:file-entry manifest:media-type="image/gif" manifest:full-path="Pictures/10000200000000120000001256ED240C.gif"/>
  <manifest:file-entry manifest:media-type="image/gif" manifest:full-path="Pictures/100000000000001C0000002085A7BC4A.gif"/>
  <manifest:file-entry manifest:media-type="image/png" manifest:full-path="Pictures/10000000000002D2000000E9BBCF3597.png"/>
  <manifest:file-entry manifest:media-type="image/gif" manifest:full-path="Pictures/10000200000001030000014A3B3DB468.gif"/>
  <manifest:file-entry manifest:media-type="image/gif" manifest:full-path="Pictures/100002000000001000000010AD11DC60.gif"/>
  <manifest:file-entry manifest:media-type="image/gif" manifest:full-path="Pictures/100002000000001000000010E156A1A9.gif"/>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20"/>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20"/>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svg:font-family="Courier" style:font-family-generic="modern"/>
    <style:font-face style:name="Courier New3" svg:font-family="'Courier New'" style:font-family-generic="modern"/>
    <style:font-face style:name="Courier 10 Pitch" svg:font-family="'Courier 10 Pitch'" style:font-pitch="fixed"/>
    <style:font-face style:name="Courier 10 Pitch1" svg:font-family="'Courier 10 Pitch'" style:font-adornments="Regular" style:font-pitch="fixed"/>
    <style:font-face style:name="Courier New4" svg:font-family="'Courier New'" style:font-pitch="fixed"/>
    <style:font-face style:name="Courier New" svg:font-family="'Courier New'" style:font-adornments="Bold" style:font-pitch="fixed"/>
    <style:font-face style:name="Courier New1" svg:font-family="'Courier New'" style:font-adornments="Regular" style:font-pitch="fixed"/>
    <style:font-face style:name="Courier1" svg:font-family="Courier" style:font-family-generic="modern" style:font-pitch="fixed"/>
    <style:font-face style:name="Courier New2"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3" svg:font-family="'Times New Roman'" style:font-pitch="variable"/>
    <style:font-face style:name="Times New Roman2" svg:font-family="'Times New Roman'" style:font-adornments="Italic" style:font-pitch="variable"/>
    <style:font-face style:name="Times New Roman1" svg:font-family="'Times New Roman'"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Text_20_body" style:master-page-name="First_20_Page"/>
    <style:style style:name="P2" style:family="paragraph" style:parent-style-name="Text_20_body">
      <style:paragraph-properties fo:text-align="center" style:justify-single-word="false"/>
      <style:text-properties style:use-window-font-color="true"/>
    </style:style>
    <style:style style:name="P3" style:family="paragraph" style:parent-style-name="Text_20_body">
      <style:text-properties style:use-window-font-color="true"/>
    </style:style>
    <style:style style:name="P4" style:family="paragraph" style:parent-style-name="Caption">
      <style:paragraph-properties fo:text-align="center" style:justify-single-word="false"/>
      <style:text-properties style:use-window-font-color="true" fo:font-size="9.5pt" style:font-size-asian="9.5pt" style:font-size-complex="9.5pt"/>
    </style:style>
    <style:style style:name="P5" style:family="paragraph" style:parent-style-name="Caption">
      <style:paragraph-properties fo:text-align="center" style:justify-single-word="false"/>
    </style:style>
    <style:style style:name="P6" style:family="paragraph" style:parent-style-name="Caption">
      <style:paragraph-properties fo:text-align="center" style:justify-single-word="false"/>
      <style:text-properties fo:font-size="9.5pt" style:font-size-asian="9.5pt" style:font-size-complex="9.5pt"/>
    </style:style>
    <style:style style:name="T1" style:family="text">
      <style:text-properties fo:font-style="italic" style:font-style-asian="italic" style:font-style-complex="italic"/>
    </style:style>
    <style:style style:name="T2" style:family="text">
      <style:text-properties fo:font-size="11.5pt" style:font-size-asian="11.5pt" style:font-size-complex="11.5pt"/>
    </style:style>
    <style:style style:name="T3" style:family="text">
      <style:text-properties style:use-window-font-color="true"/>
    </style:style>
    <style:style style:name="T4" style:family="text">
      <style:text-properties fo:font-size="11.5pt" fo:font-style="italic" style:font-size-asian="11.5pt" style:font-style-asian="italic" style:font-size-complex="11.5pt" style:font-style-complex="italic"/>
    </style:style>
    <style:style style:name="T5" style:family="text">
      <style:text-properties fo:language="none" fo:country="none" style:language-asian="none" style:country-asian="none"/>
    </style:style>
    <style:style style:name="fr1" style:family="graphic" style:parent-style-name="Frame">
      <style:graphic-properties fo:margin-left="0in" fo:margin-right="0in" style:wrap="none" style:vertical-pos="top" style:vertical-rel="baseline" style:horizontal-pos="center" style:horizontal-rel="paragraph" fo:padding-left="0.1102in" fo:padding-right="0.1102in" fo:padding-top="0.0602in" fo:padding-bottom="0.0602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visible-area-left="0in" draw:visible-area-top="0in" draw:visible-area-width="1.9866in" draw:visible-area-height="1.9866in" draw:draw-aspect="content"/>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visible-area-left="0in" draw:visible-area-top="0in" draw:visible-area-width="1.9827in" draw:visible-area-height="1.9827in" draw:draw-aspect="content"/>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visible-area-left="0in" draw:visible-area-top="0in" draw:visible-area-width="1.9827in" draw:visible-area-height="1.9827in" draw:draw-aspect="content"/>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visible-area-left="0in" draw:visible-area-top="0in" draw:visible-area-width="1.9827in" draw:visible-area-height="1.9827in" draw:draw-aspect="content"/>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left="0.1102in" fo:padding-right="0.1102in" fo:padding-top="0.0602in" fo:padding-bottom="0.0602in" fo:border="none" style:shadow="none"/>
    </style:style>
    <style:style style:name="fr7" style:family="graphic" style:parent-style-name="OLE">
      <style:graphic-properties fo:margin-left="0in" fo:margin-right="0in" style:vertical-pos="top" style:vertical-rel="paragraph" style:horizontal-pos="center" style:horizontal-rel="paragraph" fo:padding-left="0.1102in" fo:padding-right="0.1102in" fo:padding-top="0.0602in" fo:padding-bottom="0.0602in" fo:border="none" draw:visible-area-left="0in" draw:visible-area-top="0in" draw:visible-area-width="1.9827in" draw:visible-area-height="1.9827in" draw:draw-aspect="content"/>
    </style:style>
    <style:style style:name="Sect1" style:family="section">
      <style:section-properties style:editable="false">
        <style:columns fo:column-count="0"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variable-decls>
        <text:variable-decl office:value-type="string" text:name="board_model"/>
        <text:variable-decl office:value-type="string" text:name="7100prompt"/>
      </text:variable-decl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user-field-decls>
        <text:user-field-decl office:value-type="string" office:string-value="Pre-X2 hardware 3.2.2i" text:name="release"/>
        <text:user-field-decl office:value-type="string" office:string-value="ZX7100 Series" text:name="boardmodel"/>
        <text:user-field-decl office:value-type="string" office:string-value="ZX7100-OA" text:name="7000prompt"/>
      </text:user-field-decls>
      <text:section text:style-name="Sect1" text:name="Section1">
        <text:p text:style-name="P1"/>
        <text:p text:style-name="Text_20_body"/>
        <text:p text:style-name="Text_20_body"/>
        <text:p text:style-name="Title"><text:user-field-get text:name="boardmodel">ZX7100 Series</text:user-field-get> ATCA Switch User's Guide</text:p>
        <text:p text:style-name="Title_5f_sub">Switching Solution</text:p>
        <text:p text:style-name="Title_5f_sub">OpenArchitect® Release <text:user-field-get text:name="release">Pre-X2 hardware 3.2.2i</text:user-field-get></text:p>
        <text:p text:style-name="Text_20_body"><text:span text:style-name="T1">This documentation was released prior to completion of the 3.2.2i/X2 software/hardware release. See your Znyx representative for an updated version when 3.2.2i on X2 hardware is released</text:span>.</text:p>
      </text:section>
      <text:section text:style-name="Sect1" text:name="Section2">
        <text:p text:style-name="Copyright_5f_head">Copyright Notice</text:p>
        <text:p text:style-name="Copyright">ZNYX Networks</text:p>
        <text:p text:style-name="Copyright">48421 Milmont Drive</text:p>
        <text:p text:style-name="Copyright">Fremont, CA 94538 USA</text:p>
        <text:p text:style-name="Copyright"/>
        <text:p text:style-name="Copyright">Telephone:<text:tab/>(510) 249-0800 or (800) 724-0911</text:p>
        <text:p text:style-name="Copyright">Fax:<text:tab/><text:tab/>(510) 656-2460</text:p>
        <text:p text:style-name="Copyright">Email:<text:tab/><text:tab/><text:a xlink:type="simple" xlink:href="mailto:sales@znyx.com"><text:span text:style-name="Internet_20_link">sales@znyx.com</text:span></text:a><text:span text:style-name="Internet_20_link"> </text:span><text:a xlink:type="simple" xlink:href="mailto:support@znyx.com"><text:span text:style-name="Internet_20_link">support@znyx.com</text:span></text:a><text:span text:style-name="Internet_20_link"> </text:span></text:p>
        <text:p text:style-name="Copyright">Web site:<text:tab/><text:span text:style-name="Internet_20_link">www.znyx.com</text:span></text:p>
        <text:p text:style-name="Copyright"/>
        <text:h text:style-name="Heading_20_2" text:outline-level="2"><text:user-field-get text:name="boardmodel">ZX7100 Series</text:user-field-get> User's Guide</text:h>
        <text:p text:style-name="Copyright">Document # DC 0161-02</text:p>
        <text:p text:style-name="Copyright"><text:date style:data-style-name="N76" text:date-value="2006-05-09T15:12:55.99">May 9, 2006</text:date></text:p>
        <text:p text:style-name="Text_20_body"/>
        <text:p text:style-name="Copyright">© 2006 ZNYX Networks. All rights reserved worldwide. Information in this document is subject to change without prior notice. ZNYX Networks, RAIN, RAINlink, OpenArchitect®, CarrierClass and HotSwap are trademarks or registered trademarks of ZNYX Networks in the United States and/or other countries. All other marks, trademarks or service marks are the property of their respective owners.</text:p>
        <text:p text:style-name="Copyright"/>
        <text:p text:style-name="Copyright">ZNYX Networks may have patents, pending patent applications, trademarks, copyrights or other intellectual property rights covered in the subject matter of this document. By furnishing this document, ZNYX Networks does not license nor waive its license to those intellectual property rights except as expressly provided in a written license agreement from ZNYX Networks. Information in this document is subject to change without prior notice.</text:p>
        <text:p text:style-name="Text_20_body"><text:span text:style-name="T2"/></text:p>
      </text:section>
      <text:section text:style-name="Sect1" text:name="Section4">
        <text:p text:style-name="Text_20_body"><draw:frame draw:style-name="fr1" draw:name="Frame5" text:anchor-type="as-char" svg:width="5.0043in" draw:z-index="1"><draw:text-box fo:min-height="5.6846in"><text:p text:style-name="Figure"><draw:frame draw:style-name="fr2" draw:name="Object3" text:anchor-type="paragraph" svg:x="0.0016in" svg:y="0.0008in" svg:width="5.0043in" style:rel-width="100%" svg:height="5.6846in" style:rel-height="scale" draw:z-index="2"><draw:object-ole xlink:href="./Object 13" xlink:type="simple" xlink:show="embed" xlink:actuate="onLoad"/><draw:image xlink:href="./ObjectReplacements/Object 13" xlink:type="simple" xlink:show="embed" xlink:actuate="onLoad"/></draw:frame>Figure <text:sequence text:ref-name="refFigure0" text:name="Figure" text:formula="ooow:Figure+1" style:num-format="1">1</text:sequence>: OpenArchitect® Software Structure</text:p></draw:text-box></draw:frame></text:p>
        <text:p text:style-name="Text_20_body"/>
        <text:p text:style-name="Text_20_body"><text:span text:style-name="T3"/></text:p>
        <text:p text:style-name="P2"><draw:frame draw:style-name="fr1" draw:name="Frame22" text:anchor-type="as-char" svg:width="3.8102in" draw:z-index="3"><draw:text-box fo:min-height="1.9075in"><text:p text:style-name="Figure"><draw:frame draw:style-name="fr3" draw:name="Object11" text:anchor-type="paragraph" svg:x="0.0016in" svg:y="0.0008in" svg:width="3.8102in" style:rel-width="100%" svg:height="1.9075in" style:rel-height="scale" draw:z-index="4"><draw:object-ole xlink:href="./Object 5" xlink:type="simple" xlink:show="embed" xlink:actuate="onLoad"/><draw:image xlink:href="./ObjectReplacements/Object 5" xlink:type="simple" xlink:show="embed" xlink:actuate="onLoad"/></draw:frame>Figure <text:sequence text:ref-name="refFigure1" text:name="Figure" text:formula="ooow:Figure+1" style:num-format="1">2</text:sequence>: HA Failover</text:p></draw:text-box></draw:frame></text:p>
        <text:p text:style-name="P3"/>
        <text:p text:style-name="P3"/>
        <text:p text:style-name="P2"><draw:frame draw:style-name="fr1" draw:name="Frame13" text:anchor-type="as-char" svg:width="2.9917in" draw:z-index="5"><draw:text-box fo:min-height="1.4437in"><text:p text:style-name="Figure"><draw:frame draw:style-name="fr4" draw:name="Object12" text:anchor-type="paragraph" svg:y="0.0008in" svg:width="2.9917in" style:rel-width="100%" svg:height="1.4437in" style:rel-height="scale" draw:z-index="6"><draw:object-ole xlink:href="./Object 6" xlink:type="simple" xlink:show="embed" xlink:actuate="onLoad"/><draw:image xlink:href="./ObjectReplacements/Object 6" xlink:type="simple" xlink:show="embed" xlink:actuate="onLoad"/></draw:frame>Figure <text:sequence text:ref-name="refFigure2" text:name="Figure" text:formula="ooow:Figure+1" style:num-format="1">3</text:sequence>: VRRP</text:p></draw:text-box></draw:frame></text:p>
        <text:p text:style-name="P3"><text:span text:style-name="T4"/></text:p>
        <text:p text:style-name="P2"><draw:frame draw:style-name="fr1" draw:name="Frame12" text:anchor-type="as-char" svg:width="2.7811in" draw:z-index="7"><draw:text-box fo:min-height="1.9646in"><text:p text:style-name="Figure"><draw:frame draw:style-name="fr5" draw:name="Object13" text:anchor-type="paragraph" svg:x="0.0016in" svg:y="0.0008in" svg:width="2.7811in" style:rel-width="100%" svg:height="1.9646in" style:rel-height="scale" draw:z-index="8"><draw:object-ole xlink:href="./Object 7" xlink:type="simple" xlink:show="embed" xlink:actuate="onLoad"/><draw:image xlink:href="./ObjectReplacements/Object 7" xlink:type="simple" xlink:show="embed" xlink:actuate="onLoad"/></draw:frame>Figure <text:sequence text:ref-name="refFigure3" text:name="Figure" text:formula="ooow:Figure+1" style:num-format="1">4</text:sequence>: VRRP with Single Point of Failure on LAN</text:p></draw:text-box></draw:frame></text:p>
        <text:p text:style-name="P3"><text:span text:style-name="T4"/></text:p>
        <text:p text:style-name="P2"><draw:frame draw:style-name="fr1" draw:name="Frame11" text:anchor-type="as-char" svg:width="2.2472in" draw:z-index="9"><draw:text-box fo:min-height="1.8327in"><text:p text:style-name="Figure"><draw:frame draw:style-name="fr3" draw:name="Object14" text:anchor-type="paragraph" svg:x="0.0016in" svg:y="0.0008in" svg:width="2.2472in" style:rel-width="100%" svg:height="1.8327in" style:rel-height="scale" draw:z-index="10"><draw:object-ole xlink:href="./Object 8" xlink:type="simple" xlink:show="embed" xlink:actuate="onLoad"/><draw:image xlink:href="./ObjectReplacements/Object 8" xlink:type="simple" xlink:show="embed" xlink:actuate="onLoad"/></draw:frame>Figure <text:sequence text:ref-name="refFigure4" text:name="Figure" text:formula="ooow:Figure+1" style:num-format="1">5</text:sequence>: VRRP with HA on LAN</text:p></draw:text-box></draw:frame></text:p>
        <text:p text:style-name="P3"><text:span text:style-name="T2">of Switch B. </text:span></text:p>
        <text:p text:style-name="P3"/>
        <text:p text:style-name="P3"><draw:frame draw:style-name="fr1" draw:name="Frame9" text:anchor-type="as-char" svg:width="6.2453in" draw:z-index="11"><draw:text-box fo:min-height="2.0689in"><text:p text:style-name="Figure"><draw:frame draw:style-name="fr3" draw:name="Object15" text:anchor-type="paragraph" svg:x="0.0016in" svg:y="0.0008in" svg:width="6.2453in" style:rel-width="100%" svg:height="2.0689in" style:rel-height="scale" draw:z-index="12"><draw:object-ole xlink:href="./Object 9" xlink:type="simple" xlink:show="embed" xlink:actuate="onLoad"/><draw:image xlink:href="./ObjectReplacements/Object 9" xlink:type="simple" xlink:show="embed" xlink:actuate="onLoad"/></draw:frame>Figure <text:sequence text:ref-name="refFigure5" text:name="Figure" text:formula="ooow:Figure+1" style:num-format="1">6</text:sequence>: Failover and Replacement</text:p></draw:text-box></draw:frame></text:p>
        <text:p text:style-name="P3"/>
        <text:p text:style-name="P3"><text:span text:style-name="T2"><text:line-break/></text:span></text:p>
        <text:p text:style-name="P3"><draw:frame draw:style-name="fr6" draw:name="Frame8" text:anchor-type="as-char" svg:width="6.1071in" draw:z-index="13"><draw:text-box fo:min-height="3.2193in"><text:p text:style-name="Figure"><draw:frame draw:style-name="fr3" draw:name="Object16" text:anchor-type="paragraph" svg:x="0.0016in" svg:y="0.0008in" svg:width="6in" style:rel-width="100%" svg:height="3.2193in" style:rel-height="scale" draw:z-index="14"><draw:object-ole xlink:href="./Object 10" xlink:type="simple" xlink:show="embed" xlink:actuate="onLoad"/><draw:image xlink:href="./ObjectReplacements/Object 10" xlink:type="simple" xlink:show="embed" xlink:actuate="onLoad"/></draw:frame>Figure <text:sequence text:ref-name="refFigure6" text:name="Figure" text:formula="ooow:Figure+1" style:num-format="1">7</text:sequence>: zsp.conf Flow</text:p></draw:text-box></draw:frame></text:p>
        <text:p text:style-name="P4"><text:bookmark-start text:name="_Ref528391768"/><text:bookmark-end text:name="_Ref528391768"/></text:p>
        <text:p text:style-name="Text_20_body"><text:span text:style-name="T3">The configuration and runtime</text:span></text:p>
      </text:section>
      <text:section text:style-name="Sect1" text:name="Section5">
        <text:p text:style-name="Text_20_body"><draw:frame draw:style-name="fr7" draw:name="Object10" text:anchor-type="paragraph" svg:width="2.7327in" svg:height="2.0945in" draw:z-index="0"><draw:object-ole xlink:href="./Object 20" xlink:type="simple" xlink:show="embed" xlink:actuate="onLoad"/><draw:image xlink:href="./ObjectReplacements/Object 20" xlink:type="simple" xlink:show="embed" xlink:actuate="onLoad"/></draw:frame></text:p>
        <text:p text:style-name="P5">Figure <text:span text:style-name="T5">3</text:span>‑<text:sequence text:ref-name="refFigure13" text:name="Figure" text:formula="ooow:Figure+1" style:num-format="1">8</text:sequence> COPS Network Architecture</text:p>
        <text:p text:style-name="Text_20_body"/>
        <text:p text:style-name="Text_20_body">A PDP contains all of the pol</text:p>
        <text:p text:style-name="Text_20_body"/>
        <text:p text:style-name="Text_20_body"><draw:frame draw:style-name="fr1" draw:name="Frame24" text:anchor-type="as-char" svg:width="4.9555in" draw:z-index="15"><draw:text-box fo:min-height="3.3201in"><text:p text:style-name="Figure"><draw:frame draw:style-name="fr3" draw:name="Object2" text:anchor-type="paragraph" svg:x="0.0016in" svg:y="0.0008in" svg:width="4.9555in" style:rel-width="100%" svg:height="3.3201in" style:rel-height="scale" draw:z-index="16"><draw:object-ole xlink:href="./Object 14" xlink:type="simple" xlink:show="embed" xlink:actuate="onLoad"/><draw:image xlink:href="./ObjectReplacements/Object 14" xlink:type="simple" xlink:show="embed" xlink:actuate="onLoad"/></draw:frame>Figure <text:sequence text:ref-name="refFigure14" text:name="Figure" text:formula="ooow:Figure+1" style:num-format="1">9</text:sequence>: ROM Devices in OpenArchitect®</text:p></draw:text-box></draw:frame></text:p>
        <text:p text:style-name="P6"/>
        <text:p text:style-name="Text_20_body"><text:span text:style-name="T2">The</text:span></text:p>
        <text:p text:style-name="Text_20_body"><draw:frame draw:style-name="fr1" draw:name="Frame25" text:anchor-type="as-char" svg:width="4.6354in" draw:z-index="17"><draw:text-box fo:min-height="5.3437in"><text:p text:style-name="Figure"><draw:frame draw:style-name="fr3" draw:name="Object4" text:anchor-type="paragraph" svg:x="0.0016in" svg:y="0.0008in" svg:width="4.6354in" style:rel-width="100%" svg:height="5.3437in" style:rel-height="scale" draw:z-index="18"><draw:object-ole xlink:href="./Object 15" xlink:type="simple" xlink:show="embed" xlink:actuate="onLoad"/><draw:image xlink:href="./ObjectReplacements/Object 15" xlink:type="simple" xlink:show="embed" xlink:actuate="onLoad"/></draw:frame>Figure <text:sequence text:ref-name="refFigure15" text:name="Figure" text:formula="ooow:Figure+1" style:num-format="1">10</text:sequence>: <text:s/>Booting up Process Flow</text:p></draw:text-box></draw:frame></text:p>
        <text:p text:style-name="P6"/>
        <text:p text:style-name="Text_20_body"><text:span text:style-name="T2">Un</text:span></text:p>
        <text:p text:style-name="Text_20_body"><draw:frame draw:style-name="fr1" draw:name="Frame26" text:anchor-type="as-char" svg:width="1.7398in" draw:z-index="19"><draw:text-box fo:min-height="1.2409in"><text:p text:style-name="Figure"><draw:frame draw:style-name="fr3" draw:name="Object5" text:anchor-type="paragraph" svg:x="0.0016in" svg:y="0.0008in" svg:width="1.7398in" style:rel-width="100%" svg:height="1.2409in" style:rel-height="scale" draw:z-index="20"><draw:object-ole xlink:href="./Object 16" xlink:type="simple" xlink:show="embed" xlink:actuate="onLoad"/><draw:image xlink:href="./ObjectReplacements/Object 16" xlink:type="simple" xlink:show="embed" xlink:actuate="onLoad"/></draw:frame>Figure <text:sequence text:ref-name="refFigure16" text:name="Figure" text:formula="ooow:Figure+1" style:num-format="1">11</text:sequence>: Init Script Flow</text:p></draw:text-box></draw:frame></text:p>
        <text:p text:style-name="P5"/>
        <text:h text:style-name="Heading_20_3"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svg:font-family="Courier" style:font-family-generic="modern"/>
    <style:font-face style:name="Courier New3" svg:font-family="'Courier New'" style:font-family-generic="modern"/>
    <style:font-face style:name="Courier 10 Pitch" svg:font-family="'Courier 10 Pitch'" style:font-pitch="fixed"/>
    <style:font-face style:name="Courier 10 Pitch1" svg:font-family="'Courier 10 Pitch'" style:font-adornments="Regular" style:font-pitch="fixed"/>
    <style:font-face style:name="Courier New4" svg:font-family="'Courier New'" style:font-pitch="fixed"/>
    <style:font-face style:name="Courier New" svg:font-family="'Courier New'" style:font-adornments="Bold" style:font-pitch="fixed"/>
    <style:font-face style:name="Courier New1" svg:font-family="'Courier New'" style:font-adornments="Regular" style:font-pitch="fixed"/>
    <style:font-face style:name="Courier1" svg:font-family="Courier" style:font-family-generic="modern" style:font-pitch="fixed"/>
    <style:font-face style:name="Courier New2"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3" svg:font-family="'Times New Roman'" style:font-pitch="variable"/>
    <style:font-face style:name="Times New Roman2" svg:font-family="'Times New Roman'" style:font-adornments="Italic" style:font-pitch="variable"/>
    <style:font-face style:name="Times New Roman1" svg:font-family="'Times New Roman'"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402in" fo:margin-bottom="0.0799in"/>
      <style:text-properties fo:font-size="11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margin-top="0in" fo:margin-bottom="0.0835in" fo:hyphenation-ladder-count="no-limit" fo:text-indent="-1.7717in" style:auto-text-indent="false">
        <style:tab-stops>
          <style:tab-stop style:position="0in"/>
        </style:tab-stops>
      </style:paragraph-properties>
      <style:text-properties fo:font-size="12pt" fo:font-weight="normal" style:font-size-asian="12pt" style:font-weight-asian="normal" style:font-size-complex="10pt"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master-page-name="Chapters"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25in" fo:margin-bottom="0.1665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auto-update="true" style:class="text" style:default-outline-level="4">
      <style:paragraph-properties fo:margin-left="0in" fo:margin-right="0in" fo:margin-top="0.1665in" fo:margin-bottom="0.0417in" fo:text-indent="0in" style:auto-text-indent="false" fo:keep-with-next="always"/>
      <style:text-properties style:font-name="Arial1" fo:font-size="12pt" fo:font-weight="bold" style:font-size-asian="14pt" style:font-weight-asian="bold" style:font-size-complex="14pt" style:font-weight-complex="bold"/>
    </style:style>
    <style:style style:name="Heading_20_5" style:display-name="Heading 5" style:family="paragraph" style:parent-style-name="Standard" style:next-style-name="Standard" style:auto-update="true" style:class="text" style:default-outline-level="5">
      <style:paragraph-properties fo:margin-left="0in" fo:margin-right="0in" fo:margin-top="0in" fo:margin-bottom="0.1201in" fo:keep-together="always" fo:text-indent="0in" style:auto-text-indent="false" fo:break-before="page" style:shadow="none" fo:keep-with-next="always"/>
      <style:text-properties style:font-name="Courier New" fo:font-size="16pt" fo:font-style="normal"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Standard" style:class="list">
      <style:paragraph-properties fo:margin-left="0.5in" fo:margin-right="0in" fo:text-indent="-0.25in" style:auto-text-indent="false"/>
    </style:style>
    <style:style style:name="Header" style:family="paragraph" style:parent-style-name="Standard" style:auto-update="true" style:class="extra">
      <style:paragraph-properties fo:padding="0in" fo:border-left="none" fo:border-right="none" fo:border-top="0.0138in solid #000000" fo:border-bottom="none" style:shadow="none" text:number-lines="false" text:line-number="0" style:vertical-align="top">
        <style:tab-stops>
          <style:tab-stop style:position="3.4626in" style:type="center"/>
          <style:tab-stop style:position="6.9252in" style:type="right"/>
        </style:tab-stops>
      </style:paragraph-properties>
      <style:text-properties style:font-name="Arial2"/>
    </style:style>
    <style:style style:name="Footer" style:family="paragraph" style:parent-style-name="Standard" style:class="extra">
      <style:paragraph-properties fo:padding="0in" fo:border-left="none" fo:border-right="none" fo:border-top="0.0138in solid #000000" fo:border-bottom="none" style:shadow="none" text:number-lines="false" text:line-number="0">
        <style:tab-stops>
          <style:tab-stop style:position="3.4626in" style:type="center"/>
          <style:tab-stop style:position="6.9252in" style:type="right"/>
        </style:tab-stops>
      </style:paragraph-properties>
      <style:text-properties style:font-name="Arial2"/>
    </style:style>
    <style:style style:name="Table_20_Contents" style:display-name="Table Contents" style:family="paragraph" style:parent-style-name="Text_20_body" style:class="extra">
      <style:paragraph-properties fo:margin-top="0in" fo:margin-bottom="0.0835in" fo:hyphenation-ladder-count="no-limit"/>
      <style:text-properties fo:font-size="12pt" fo:font-weight="normal" style:font-size-asian="12pt" style:font-weight-asian="normal" style:font-size-complex="10pt" style:font-weight-complex="normal"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1pt" fo:font-style="italic" fo:font-weight="bold"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master-page-name="Index">
      <style:text-properties style:font-name="Arial1" fo:font-size="16pt" fo:font-weight="bold" style:font-weight-asian="normal"/>
    </style:style>
    <style:style style:name="Index_20_1" style:display-name="Index 1" style:family="paragraph" style:parent-style-name="Standard" style:next-style-name="Standard" style:class="index">
      <style:paragraph-properties fo:margin-left="0.1701in" fo:margin-right="0in" fo:margin-top="0in" fo:margin-bottom="0.0417in" fo:text-indent="-0.1701in" style:auto-text-indent="false" style:shadow="none"/>
      <style:text-properties style:font-name="Times New Roman1" fo:font-size="10pt"/>
    </style:style>
    <style:style style:name="Index_20_2" style:display-name="Index 2" style:family="paragraph" style:parent-style-name="Index" style:class="index">
      <style:paragraph-properties fo:margin-left="0.1965in" fo:margin-right="0in" fo:text-indent="0in" style:auto-text-indent="false"/>
      <style:text-properties fo:font-size="10pt"/>
    </style:style>
    <style:style style:name="Contents_20_Heading" style:display-name="Contents Heading" style:family="paragraph" style:parent-style-name="Heading" style:class="index" style:master-page-name="TofC">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0417in">
        <style:tab-stops>
          <style:tab-stop style:position="6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2in" fo:margin-right="0in" fo:text-indent="0in" style:auto-text-indent="false">
        <style:tab-stops>
          <style:tab-stop style:position="6.139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Title" style:family="paragraph" style:parent-style-name="Heading" style:next-style-name="Subtitle" style:class="chapter">
      <style:paragraph-properties fo:line-height="150%" fo:text-align="end" style:justify-single-word="false"/>
      <style:text-properties fo:font-size="24pt" fo:font-weight="bold"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_5f_sub" style:display-name="Title_sub" style:family="paragraph" style:parent-style-name="Endnote">
      <style:paragraph-properties fo:line-height="200%" fo:text-align="end" style:justify-single-word="false"/>
      <style:text-properties style:font-name="Arial1" fo:font-size="18pt" fo:font-weight="bold"/>
    </style:style>
    <style:style style:name="Title_5f_sub_5f_release" style:display-name="Title_sub_release" style:family="paragraph" style:parent-style-name="Title_5f_sub">
      <style:text-properties fo:font-size="14pt" fo:font-style="italic" fo:font-weight="bold"/>
    </style:style>
    <style:style style:name="Copyright" style:family="paragraph" style:parent-style-name="Standard"/>
    <style:style style:name="Copyright_5f_head" style:display-name="Copyright_head" style:family="paragraph" style:parent-style-name="Copyright" style:master-page-name="Copyright">
      <style:paragraph-properties fo:line-height="200%"/>
      <style:text-properties fo:font-size="14pt" fo:font-weight="bold"/>
    </style:style>
    <style:style style:name="Heading_20_1_20_no_20_chapter" style:display-name="Heading 1 no chapter" style:family="paragraph" style:parent-style-name="Heading_20_1" style:master-page-name="Copyright">
      <style:text-properties fo:font-size="16.1000003814697pt"/>
    </style:style>
    <style:style style:name="Table_20_Subhead" style:display-name="Table Subhead" style:family="paragraph" style:parent-style-name="Standard" style:auto-update="true">
      <style:paragraph-properties fo:margin-top="0.0417in" fo:margin-bottom="0.0417in" fo:text-align="start" style:justify-single-word="false" fo:keep-with-next="always"/>
      <style:text-properties style:font-name="Arial" fo:font-size="9pt" fo:font-weight="bold" style:font-size-asian="9pt" style:font-weight-asian="bold" style:font-name-complex="Arial" style:font-weight-complex="bold"/>
    </style:style>
    <style:style style:name="TableCentered" style:family="paragraph" style:parent-style-name="Standard">
      <style:paragraph-properties fo:margin-top="0.0835in" fo:margin-bottom="0.0835in" fo:text-align="center" style:justify-single-word="false"/>
      <style:text-properties style:font-name="Arial"/>
    </style:style>
    <style:style style:name="TableLeft" style:family="paragraph" style:parent-style-name="TableCentered">
      <style:paragraph-properties fo:margin-top="0.0417in" fo:margin-bottom="0.0417in" fo:text-align="start" style:justify-single-word="false"/>
      <style:text-properties fo:font-size="10pt" style:font-size-asian="10pt"/>
    </style:style>
    <style:style style:name="Table_20_Contents_20_sans" style:display-name="Table Contents sans" style:family="paragraph" style:parent-style-name="Standard" style:auto-update="true">
      <style:paragraph-properties fo:margin-top="0.0417in" fo:margin-bottom="0.0417in"/>
      <style:text-properties style:font-name="Arial" fo:font-size="10pt" style:font-size-asian="10pt" style:font-size-complex="10pt"/>
    </style:style>
    <style:style style:name="Manpage_20_Section_20_Head" style:display-name="Manpage Section Head" style:family="paragraph" style:parent-style-name="Standard" style:next-style-name="Text_20_body" style:auto-update="true">
      <style:paragraph-properties fo:margin-top="0.0799in" fo:margin-bottom="0.0799in" fo:keep-together="always" fo:keep-with-next="always"/>
      <style:text-properties fo:font-variant="small-caps" style:font-name="Arial1" fo:font-size="14pt" fo:font-weight="bold" style:font-weight-asian="bold" style:font-name-complex="Arial" style:font-weight-complex="bold"/>
    </style:style>
    <style:style style:name="Plain_20_Text" style:display-name="Plain Text" style:family="paragraph" style:parent-style-name="Standard">
      <style:paragraph-properties fo:margin-top="0in" fo:margin-bottom="0in"/>
      <style:text-properties style:font-name="Courier New3" fo:font-size="10pt" style:font-size-asian="10pt" style:font-size-complex="10pt"/>
    </style:style>
    <style:style style:name="NOTE" style:family="paragraph" style:parent-style-name="Standard" style:next-style-name="Standard">
      <style:paragraph-properties fo:margin-left="0.1in" fo:margin-right="0.1in" fo:margin-top="0.0417in" fo:margin-bottom="0.0835in" fo:hyphenation-ladder-count="no-limit" fo:text-indent="0in" style:auto-text-indent="false"/>
      <style:text-properties fo:font-size="11pt" fo:font-style="normal" fo:font-weight="bold" style:font-size-asian="10pt" style:font-size-complex="10pt" fo:hyphenate="false" fo:hyphenation-remain-char-count="2" fo:hyphenation-push-char-count="2"/>
    </style:style>
    <style:style style:name="List_20_Bullet" style:display-name="List Bullet" style:family="paragraph" style:parent-style-name="Standard" style:list-style-name="List_20_1" style:master-page-name="">
      <style:paragraph-properties fo:margin-left="0.1598in" fo:margin-right="0in" fo:text-indent="0in" style:auto-text-indent="false" style:shadow="none"/>
      <style:text-properties fo:font-size="11pt" style:font-size-complex="10.5pt"/>
    </style:style>
    <style:style style:name="HTML_20_Address" style:display-name="HTML Address" style:family="paragraph" style:parent-style-name="Standard">
      <style:text-properties fo:font-style="italic" style:font-style-asian="italic" style:font-style-complex="italic"/>
    </style:style>
    <style:style style:name="Code_20_Indent" style:display-name="Code Indent" style:family="paragraph">
      <style:paragraph-properties fo:margin-left="0.2598in" fo:margin-right="0in" fo:margin-top="0.0402in" fo:margin-bottom="0.0799in" fo:text-indent="0in" style:auto-text-indent="false"/>
      <style:text-properties style:font-name="Courier New1" fo:font-size="10pt"/>
    </style:style>
    <style:style style:name="Figure" style:family="paragraph" style:parent-style-name="Standard" style:next-style-name="Standard">
      <style:paragraph-properties fo:margin-left="0in" fo:margin-right="0in" fo:text-align="center" style:justify-single-word="false" fo:text-indent="0in" style:auto-text-indent="false"/>
      <style:text-properties style:font-name="Arial" fo:font-size="12pt" fo:font-weight="bold" style:font-size-asian="12pt" style:font-weight-asian="bold"/>
    </style:style>
    <style:style style:name="List_20_Number" style:display-name="List Number" style:family="paragraph" style:parent-style-name="Standard">
      <style:paragraph-properties fo:margin-left="0in" fo:margin-right="0in" fo:margin-top="0.0201in" fo:margin-bottom="0.0598in" fo:text-indent="0in" style:auto-text-indent="false"/>
    </style:style>
    <style:style style:name="Note_20_Heading" style:display-name="Note Heading" style:family="paragraph" style:parent-style-name="Standard" style:next-style-name="Standard"/>
    <style:style style:name="Hanging_20_indent_20_no_20_bold" style:display-name="Hanging indent no bold" style:family="paragraph" style:parent-style-name="Hanging_20_indent">
      <style:text-properties fo:font-weight="normal"/>
    </style:style>
    <style:style style:name="Code" style:family="paragraph" style:parent-style-name="Code_20_Indent">
      <style:paragraph-properties fo:margin-left="0in" fo:margin-right="0in" fo:text-indent="0in" style:auto-text-indent="false"/>
    </style:style>
    <style:style style:name="Numbernormal" style:family="paragraph" style:parent-style-name="Standard">
      <style:paragraph-properties fo:margin-left="0.25in" fo:margin-right="0in" fo:margin-top="0in" fo:margin-bottom="0in" fo:hyphenation-ladder-count="no-limit" fo:text-indent="0.0008in" style:auto-text-indent="false"/>
      <style:text-properties style:font-size-complex="10pt" fo:hyphenate="false" fo:hyphenation-remain-char-count="2" fo:hyphenation-push-char-count="2"/>
    </style:style>
    <style:style style:name="Numbering" style:family="paragraph" style:parent-style-name="Numbernormal">
      <style:paragraph-properties fo:margin-left="0.25in" fo:margin-right="0.25in" fo:margin-top="0.0835in" fo:margin-bottom="0.0835in" fo:text-indent="0.0008in" style:auto-text-indent="false"/>
    </style:style>
    <style:style style:name="refnormal" style:family="paragraph" style:parent-style-name="Standard">
      <style:paragraph-properties fo:margin-left="1in" fo:margin-right="0in" fo:margin-top="0in" fo:margin-bottom="0in" fo:text-indent="0in" style:auto-text-indent="false"/>
      <style:text-properties fo:font-size="11pt" style:font-size-asian="11pt" style:font-size-complex="10pt"/>
    </style:style>
    <style:style style:name="Normal_20_Indent" style:display-name="Normal Indent" style:family="paragraph" style:parent-style-name="Standard">
      <style:paragraph-properties fo:margin-left="1in" fo:margin-right="0in" fo:text-indent="0in" style:auto-text-indent="false"/>
    </style:style>
    <style:style style:name="CodeMIB" style:family="paragraph" style:parent-style-name="Code" style:next-style-name="Text_20_body" style:auto-update="true">
      <style:paragraph-properties fo:margin-top="0.0201in" fo:margin-bottom="0.0402in"/>
      <style:text-properties fo:font-size="8pt"/>
    </style:style>
    <style:style style:name="Code_20_Usage" style:display-name="Code Usage" style:family="paragraph" style:parent-style-name="Code" style:auto-update="true">
      <style:paragraph-properties fo:margin-left="0.5in" fo:margin-right="0in" fo:margin-top="0.0201in" fo:margin-bottom="0.0201in" fo:text-indent="-0.2402in" style:auto-text-indent="false">
        <style:tab-stops/>
      </style:paragraph-properties>
    </style:style>
    <style:style style:name="TableCenteredTiny" style:family="paragraph" style:parent-style-name="TableCentered" style:auto-update="true">
      <style:paragraph-properties fo:margin-top="0.0098in" fo:margin-bottom="0.0098in"/>
      <style:text-properties style:font-name="Arial2" fo:font-size="8pt"/>
    </style:style>
    <style:style style:name="WW-Index1" style:family="paragraph" style:parent-style-name="Standard">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Definition" style:family="text"/>
    <style:style style:name="Teletype" style:family="text">
      <style:text-properties style:font-name="Courier New2" style:font-name-asian="Courier New2" style:font-name-complex="Courier New2"/>
    </style:style>
    <style:style style:name="Code" style:family="text">
      <style:text-properties style:font-name="Courier New1" fo:font-size="10pt"/>
    </style:style>
    <style:style style:name="Sample" style:family="text">
      <style:text-properties style:font-name="Courier New3"/>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fo:padding="0in" fo:border="none" style:shadow="none" draw:flow-with-text="fals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prefix="Chapter " style:num-suffix=" " style:num-format="1">
        <style:list-level-properties text:min-label-width="0.1965in"/>
      </text:list-level-style-number>
      <text:list-level-style-number text:level="2" style:num-prefix="Chapter " style:num-suffix=" " style:num-format="1">
        <style:list-level-properties text:space-before="0.1972in" text:min-label-width="0.1965in"/>
      </text:list-level-style-number>
      <text:list-level-style-number text:level="3" style:num-prefix="Chapter " style:num-suffix=" " style:num-format="1">
        <style:list-level-properties text:space-before="0.3937in" text:min-label-width="0.1965in"/>
      </text:list-level-style-number>
      <text:list-level-style-number text:level="4" style:num-prefix="Chapter " style:num-suffix=" " style:num-format="1">
        <style:list-level-properties text:space-before="0.5909in" text:min-label-width="0.1965in"/>
      </text:list-level-style-number>
      <text:list-level-style-number text:level="5" style:num-prefix="Chapter " style:num-suffix=" " style:num-format="1">
        <style:list-level-properties text:space-before="0.7874in" text:min-label-width="0.1965in"/>
      </text:list-level-style-number>
      <text:list-level-style-number text:level="6" style:num-prefix="Chapter " style:num-suffix=" " style:num-format="1">
        <style:list-level-properties text:space-before="0.9846in" text:min-label-width="0.1965in"/>
      </text:list-level-style-number>
      <text:list-level-style-number text:level="7" style:num-prefix="Chapter " style:num-suffix=" " style:num-format="1">
        <style:list-level-properties text:space-before="1.1815in" text:min-label-width="0.1965in"/>
      </text:list-level-style-number>
      <text:list-level-style-number text:level="8" style:num-prefix="Chapter " style:num-suffix=" " style:num-format="1">
        <style:list-level-properties text:space-before="1.3787in" text:min-label-width="0.1965in"/>
      </text:list-level-style-number>
      <text:list-level-style-number text:level="9" style:num-prefix="Chapter " style:num-suffix=" " style:num-format="1">
        <style:list-level-properties text:space-before="1.5752in" text:min-label-width="0.1965in"/>
      </text:list-level-style-number>
      <text:list-level-style-number text:level="10" style:num-prefix="Chapter " style:num-suffix=" " style:num-format="1">
        <style:list-level-properties text:space-before="1.7724in" text:min-label-width="0.1965in"/>
      </text:list-level-style-number>
    </text:list-style>
    <text:list-style style:name="Numbering_20_2" style:display-name="Numbering 2">
      <text:list-level-style-number text:level="1" text:style-name="Numbering_20_Symbols" style:num-prefix="Appendix " style:num-suffix="   " style:num-format="A">
        <style:list-level-properties text:min-label-width="0.1965in"/>
      </text:list-level-style-number>
      <text:list-level-style-number text:level="2" text:style-name="Numbering_20_Symbols" style:num-prefix="Appendix " style:num-suffix="   " style:num-format="A" text:start-value="2">
        <style:list-level-properties text:space-before="0.1965in" text:min-label-width="0.1965in"/>
      </text:list-level-style-number>
      <text:list-level-style-number text:level="3" text:style-name="Numbering_20_Symbols" style:num-prefix="Appendix " style:num-suffix="   " style:num-format="A" text:start-value="3">
        <style:list-level-properties text:space-before="0.3929in" text:min-label-width="0.3937in"/>
      </text:list-level-style-number>
      <text:list-level-style-number text:level="4" text:style-name="Numbering_20_Symbols" style:num-prefix="Appendix " style:num-suffix="   " style:num-format="A" text:start-value="4">
        <style:list-level-properties text:space-before="0.7866in" text:min-label-width="0.4925in"/>
      </text:list-level-style-number>
      <text:list-level-style-number text:level="5" text:style-name="Numbering_20_Symbols" style:num-prefix="Appendix " style:num-suffix="   " style:num-format="A" text:start-value="5">
        <style:list-level-properties text:space-before="1.2791in" text:min-label-width="0.5902in"/>
      </text:list-level-style-number>
      <text:list-level-style-number text:level="6" text:style-name="Numbering_20_Symbols" style:num-prefix="Appendix " style:num-suffix="   " style:num-format="A" text:start-value="6">
        <style:list-level-properties text:space-before="1.8693in" text:min-label-width="0.7091in"/>
      </text:list-level-style-number>
      <text:list-level-style-number text:level="7" text:style-name="Numbering_20_Symbols" style:num-prefix="Appendix " style:num-suffix="   " style:num-format="A" text:start-value="7">
        <style:list-level-properties text:space-before="2.5783in" text:min-label-width="0.9055in"/>
      </text:list-level-style-number>
      <text:list-level-style-number text:level="8" text:style-name="Numbering_20_Symbols" style:num-prefix="Appendix " style:num-suffix="   " style:num-format="A" text:start-value="8">
        <style:list-level-properties text:space-before="3.4839in" text:min-label-width="1.0236in"/>
      </text:list-level-style-number>
      <text:list-level-style-number text:level="9" text:style-name="Numbering_20_Symbols" style:num-prefix="Appendix " style:num-suffix="   " style:num-format="A" text:start-value="9">
        <style:list-level-properties text:space-before="4.5075in" text:min-label-width="1.1028in"/>
      </text:list-level-style-number>
      <text:list-level-style-number text:level="10" text:style-name="Numbering_20_Symbols" style:num-prefix="Appendix " style:num-suffix="   " style:num-format="A"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format="">
        <style:list-level-properties text:min-label-width="0.1575in"/>
      </text:list-level-style-number>
      <text:list-level-style-number text:level="2" text:style-name="Numbering_20_Symbols" style:num-format="" text:start-value="2">
        <style:list-level-properties text:space-before="0.1772in" text:min-label-width="0.2563in"/>
      </text:list-level-style-number>
      <text:list-level-style-number text:level="3" text:style-name="Numbering_20_Symbols" style:num-format="" text:start-value="3">
        <style:list-level-properties text:space-before="0.4331in" text:min-label-width="0.1772in"/>
      </text:list-level-style-number>
      <text:list-level-style-number text:level="4" text:style-name="Numbering_20_Symbols" style:num-format="" text:start-value="4">
        <style:list-level-properties text:space-before="0.6319in" text:min-label-width="0.1555in"/>
      </text:list-level-style-number>
      <text:list-level-style-number text:level="5" text:style-name="Numbering_20_Symbols" style:num-format="" text:start-value="5">
        <style:list-level-properties text:space-before="0.7874in" text:min-label-width="0.1555in"/>
      </text:list-level-style-number>
      <text:list-level-style-number text:level="6" text:style-name="Numbering_20_Symbols" style:num-format="" text:start-value="6">
        <style:list-level-properties text:space-before="0.9429in" text:min-label-width="0.1555in"/>
      </text:list-level-style-number>
      <text:list-level-style-number text:level="7" text:style-name="Numbering_20_Symbols" style:num-format="" text:start-value="7">
        <style:list-level-properties text:space-before="1.0988in" text:min-label-width="0.1555in"/>
      </text:list-level-style-number>
      <text:list-level-style-number text:level="8" text:style-name="Numbering_20_Symbols" style:num-format="" text:start-value="8">
        <style:list-level-properties text:space-before="1.2543in" text:min-label-width="0.1555in"/>
      </text:list-level-style-number>
      <text:list-level-style-number text:level="9" text:style-name="Numbering_20_Symbols" style:num-format="" text:start-value="9">
        <style:list-level-properties text:space-before="1.4098in" text:min-label-width="0.1555in"/>
      </text:list-level-style-number>
      <text:list-level-style-number text:level="10" text:style-name="Numbering_20_Symbols" style:num-format="" text:start-value="10">
        <style:list-level-properties text:min-label-width="0.1555in"/>
      </text:list-level-style-number>
    </text:list-style>
    <text:list-style style:name="List_20_1" style:display-name="List 1">
      <text:list-level-style-bullet text:level="1" text:style-name="Bullet_20_Symbols" text:bullet-char="•">
        <style:list-level-properties text:min-label-width="0.1575in"/>
        <style:text-properties style:font-name="StarSymbol"/>
      </text:list-level-style-bullet>
      <text:list-level-style-bullet text:level="2" text:style-name="Bullet_20_Symbols" text:bullet-char="•">
        <style:list-level-properties text:space-before="0.1579in" text:min-label-width="0.1575in"/>
        <style:text-properties style:font-name="StarSymbol"/>
      </text:list-level-style-bullet>
      <text:list-level-style-bullet text:level="3" text:style-name="Bullet_20_Symbols" text:bullet-char="•">
        <style:list-level-properties text:space-before="0.3146in" text:min-label-width="0.1575in"/>
        <style:text-properties style:font-name="StarSymbol"/>
      </text:list-level-style-bullet>
      <text:list-level-style-bullet text:level="4" text:style-name="Bullet_20_Symbols" text:bullet-char="•">
        <style:list-level-properties text:space-before="0.4724in" text:min-label-width="0.1575in"/>
        <style:text-properties style:font-name="StarSymbol"/>
      </text:list-level-style-bullet>
      <text:list-level-style-bullet text:level="5" text:style-name="Bullet_20_Symbols" text:bullet-char="•">
        <style:list-level-properties text:space-before="0.6299in" text:min-label-width="0.1575in"/>
        <style:text-properties style:font-name="StarSymbol"/>
      </text:list-level-style-bullet>
      <text:list-level-style-bullet text:level="6" text:style-name="Bullet_20_Symbols" text:bullet-char="•">
        <style:list-level-properties text:space-before="0.7878in" text:min-label-width="0.1575in"/>
        <style:text-properties style:font-name="StarSymbol"/>
      </text:list-level-style-bullet>
      <text:list-level-style-bullet text:level="7" text:style-name="Bullet_20_Symbols" text:bullet-char="•">
        <style:list-level-properties text:space-before="0.9445in" text:min-label-width="0.1575in"/>
        <style:text-properties style:font-name="StarSymbol"/>
      </text:list-level-style-bullet>
      <text:list-level-style-bullet text:level="8" text:style-name="Bullet_20_Symbols" text:bullet-char="•">
        <style:list-level-properties text:space-before="1.1024in" text:min-label-width="0.1575in"/>
        <style:text-properties style:font-name="StarSymbol"/>
      </text:list-level-style-bullet>
      <text:list-level-style-bullet text:level="9" text:style-name="Bullet_20_Symbols" text:bullet-char="•">
        <style:list-level-properties text:space-before="1.2598in" text:min-label-width="0.1575in"/>
        <style:text-properties style:font-name="StarSymbol"/>
      </text:list-level-style-bullet>
      <text:list-level-style-bullet text:level="10" text:style-name="Bullet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Bullet_20_Symbols" text:bullet-char="●">
        <style:list-level-properties text:min-label-width="0.3201in"/>
        <style:text-properties style:font-name="StarSymbol"/>
      </text:list-level-style-bullet>
      <text:list-level-style-bullet text:level="2" text:style-name="Bullet_20_Symbols" text:bullet-char="●">
        <style:list-level-properties text:space-before="0.1181in" text:min-label-width="0.3201in"/>
        <style:text-properties style:font-name="StarSymbol"/>
      </text:list-level-style-bullet>
      <text:list-level-style-bullet text:level="3" text:style-name="Bullet_20_Symbols" text:bullet-char="●">
        <style:list-level-properties text:space-before="0.2362in" text:min-label-width="0.3201in"/>
        <style:text-properties style:font-name="StarSymbol"/>
      </text:list-level-style-bullet>
      <text:list-level-style-bullet text:level="4" text:style-name="Bullet_20_Symbols" text:bullet-char="●">
        <style:list-level-properties text:space-before="0.3543in" text:min-label-width="0.3201in"/>
        <style:text-properties style:font-name="StarSymbol"/>
      </text:list-level-style-bullet>
      <text:list-level-style-bullet text:level="5" text:style-name="Bullet_20_Symbols" text:bullet-char="●">
        <style:list-level-properties text:space-before="0.4724in" text:min-label-width="0.3201in"/>
        <style:text-properties style:font-name="StarSymbol"/>
      </text:list-level-style-bullet>
      <text:list-level-style-bullet text:level="6" text:style-name="Bullet_20_Symbols" text:bullet-char="●">
        <style:list-level-properties text:space-before="0.5902in" text:min-label-width="0.3201in"/>
        <style:text-properties style:font-name="StarSymbol"/>
      </text:list-level-style-bullet>
      <text:list-level-style-bullet text:level="7" text:style-name="Bullet_20_Symbols" text:bullet-char="●">
        <style:list-level-properties text:space-before="0.7091in" text:min-label-width="0.3201in"/>
        <style:text-properties style:font-name="StarSymbol"/>
      </text:list-level-style-bullet>
      <text:list-level-style-bullet text:level="8" text:style-name="Bullet_20_Symbols" text:bullet-char="●">
        <style:list-level-properties text:space-before="0.8272in" text:min-label-width="0.3201in"/>
        <style:text-properties style:font-name="StarSymbol"/>
      </text:list-level-style-bullet>
      <text:list-level-style-bullet text:level="9" text:style-name="Bullet_20_Symbols" text:bullet-char="●">
        <style:list-level-properties text:space-before="0.9453in" text:min-label-width="0.3201in"/>
        <style:text-properties style:font-name="StarSymbol"/>
      </text:list-level-style-bullet>
      <text:list-level-style-bullet text:level="10" text:style-name="Bullet_20_Symbols" text:bullet-char="●">
        <style:list-level-properties text:space-before="1.0634in" text:min-label-width="0.3201in"/>
        <style:text-properties style:font-name="StarSymbol"/>
      </text:list-level-style-bullet>
    </text:list-style>
    <text:list-style style:name="Dummy">
      <text:list-level-style-number text:level="1" style:num-format="">
        <style:list-level-properties text:space-before="0.25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0.75in" text:min-label-width="0.25in"/>
      </text:list-level-style-number>
      <text:list-level-style-number text:level="4" style:num-format="">
        <style:list-level-properties text:space-before="1in" text:min-label-width="0.25in"/>
      </text:list-level-style-number>
      <text:list-level-style-number text:level="5" style:num-format="">
        <style:list-level-properties text:space-before="1.25in" text:min-label-width="0.25in"/>
      </text:list-level-style-number>
      <text:list-level-style-number text:level="6" style:num-format="">
        <style:list-level-properties text:space-before="1.5in" text:min-label-width="0.25in"/>
      </text:list-level-style-number>
      <text:list-level-style-number text:level="7" style:num-format="">
        <style:list-level-properties text:space-before="1.75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25in" text:min-label-width="0.25in"/>
      </text:list-level-style-number>
      <text:list-level-style-number text:level="10" style:num-format="">
        <style:list-level-properties text:space-before="2.5in" text:min-label-width="0.25in"/>
      </text:list-level-style-number>
    </text:list-style>
    <text:list-style style:name="WW8Num482" text:consecutive-numbering="true">
      <text:list-level-style-image text:level="1" text:style-name="Numbering_20_Symbols" xlink:href="Pictures/100002000000001000000010AD11DC60.gif" xlink:type="simple" xlink:show="embed" xlink:actuate="onLoad">
        <style:list-level-properties style:vertical-pos="middle" style:vertical-rel="line" fo:width="0.1665in" fo:height="0.1665in"/>
      </text:list-level-style-image>
      <text:list-level-style-image text:level="2" text:style-name="Numbering_20_Symbols" xlink:href="Pictures/100002000000001000000010AD11DC60.gif" xlink:type="simple" xlink:show="embed" xlink:actuate="onLoad">
        <style:list-level-properties text:space-before="0.75in" text:min-label-width="0.3126in" style:vertical-pos="middle" style:vertical-rel="line" fo:width="0.1665in" fo:height="0.1665in"/>
      </text:list-level-style-image>
      <text:list-level-style-image text:level="3" text:style-name="Numbering_20_Symbols" xlink:href="Pictures/100002000000001000000010AD11DC60.gif" xlink:type="simple" xlink:show="embed" xlink:actuate="onLoad">
        <style:list-level-properties text:min-label-width="1.5in" text:min-label-distance="0.1252in" fo:text-align="end" style:vertical-pos="middle" style:vertical-rel="line" fo:width="0.1665in" fo:height="0.1665in"/>
      </text:list-level-style-image>
      <text:list-level-style-image text:level="4" text:style-name="Numbering_20_Symbols" xlink:href="Pictures/100002000000001000000010AD11DC60.gif" xlink:type="simple" xlink:show="embed" xlink:actuate="onLoad">
        <style:list-level-properties text:space-before="1.75in" text:min-label-width="0.25in" style:vertical-pos="middle" style:vertical-rel="line" fo:width="0.1665in" fo:height="0.1665in"/>
      </text:list-level-style-image>
      <text:list-level-style-image text:level="5" text:style-name="Numbering_20_Symbols" xlink:href="Pictures/100002000000001000000010AD11DC60.gif" xlink:type="simple" xlink:show="embed" xlink:actuate="onLoad">
        <style:list-level-properties text:space-before="2.25in" text:min-label-width="0.25in" style:vertical-pos="middle" style:vertical-rel="line" fo:width="0.1665in" fo:height="0.1665in"/>
      </text:list-level-style-image>
      <text:list-level-style-image text:level="6" text:style-name="Numbering_20_Symbols" xlink:href="Pictures/100002000000001000000010AD11DC60.gif" xlink:type="simple" xlink:show="embed" xlink:actuate="onLoad">
        <style:list-level-properties text:min-label-width="3in" text:min-label-distance="0.1252in" fo:text-align="end" style:vertical-pos="middle" style:vertical-rel="line" fo:width="0.1665in" fo:height="0.1665in"/>
      </text:list-level-style-image>
      <text:list-level-style-image text:level="7" text:style-name="Numbering_20_Symbols" xlink:href="Pictures/100002000000001000000010AD11DC60.gif" xlink:type="simple" xlink:show="embed" xlink:actuate="onLoad">
        <style:list-level-properties text:space-before="3.25in" text:min-label-width="0.25in" style:vertical-pos="middle" style:vertical-rel="line" fo:width="0.1665in" fo:height="0.1665in"/>
      </text:list-level-style-image>
      <text:list-level-style-image text:level="8" text:style-name="Numbering_20_Symbols" xlink:href="Pictures/100002000000001000000010AD11DC60.gif" xlink:type="simple" xlink:show="embed" xlink:actuate="onLoad">
        <style:list-level-properties text:space-before="3.75in" text:min-label-width="0.25in" style:vertical-pos="middle" style:vertical-rel="line" fo:width="0.1665in" fo:height="0.1665in"/>
      </text:list-level-style-image>
      <text:list-level-style-image text:level="9" text:style-name="Numbering_20_Symbols" xlink:href="Pictures/100002000000001000000010AD11DC60.gif" xlink:type="simple" xlink:show="embed" xlink:actuate="onLoad">
        <style:list-level-properties text:min-label-width="4.5in" text:min-label-distance="0.1252in" fo:text-align="end" style:vertical-pos="middle" style:vertical-rel="line" fo:width="0.1665in" fo:height="0.1665in"/>
      </text:list-level-style-image>
      <text:list-level-style-image text:level="10" text:style-name="Numbering_20_Symbols" xlink:href="Pictures/100002000000001000000010AD11DC60.gif" xlink:type="simple" xlink:show="embed" xlink:actuate="onLoad">
        <style:list-level-properties style:vertical-pos="middle" style:vertical-rel="line" fo:width="0.1665in" fo:height="0.1665in"/>
      </text:list-level-style-image>
    </text:list-style>
    <text:list-style style:name="WW8Num272" text:consecutive-numbering="true">
      <text:list-level-style-image text:level="1" text:style-name="Numbering_20_Symbols" xlink:href="Pictures/100002000000000A0000000A1F4FBE6C.gif" xlink:type="simple" xlink:show="embed" xlink:actuate="onLoad">
        <style:list-level-properties text:space-before="0.25in" text:min-label-width="0.25in" style:vertical-pos="middle" style:vertical-rel="line" fo:width="0.1043in" fo:height="0.1043in"/>
      </text:list-level-style-image>
      <text:list-level-style-image text:level="2" text:style-name="Numbering_20_Symbols" xlink:href="Pictures/100002000000000A0000000A1F4FBE6C.gif" xlink:type="simple" xlink:show="embed" xlink:actuate="onLoad">
        <style:list-level-properties text:space-before="0.75in" text:min-label-width="0.25in" style:vertical-pos="middle" style:vertical-rel="line" fo:width="0.1043in" fo:height="0.1043in"/>
      </text:list-level-style-image>
      <text:list-level-style-image text:level="3" text:style-name="Numbering_20_Symbols" xlink:href="Pictures/100002000000000A0000000A1F4FBE6C.gif" xlink:type="simple" xlink:show="embed" xlink:actuate="onLoad">
        <style:list-level-properties text:space-before="1.25in" text:min-label-width="0.25in" style:vertical-pos="middle" style:vertical-rel="line" fo:width="0.1043in" fo:height="0.1043in"/>
      </text:list-level-style-image>
      <text:list-level-style-image text:level="4" text:style-name="Numbering_20_Symbols" xlink:href="Pictures/100002000000000A0000000A1F4FBE6C.gif" xlink:type="simple" xlink:show="embed" xlink:actuate="onLoad">
        <style:list-level-properties text:space-before="1.75in" text:min-label-width="0.25in" style:vertical-pos="middle" style:vertical-rel="line" fo:width="0.1043in" fo:height="0.1043in"/>
      </text:list-level-style-image>
      <text:list-level-style-image text:level="5" text:style-name="Numbering_20_Symbols" xlink:href="Pictures/100002000000000A0000000A1F4FBE6C.gif" xlink:type="simple" xlink:show="embed" xlink:actuate="onLoad">
        <style:list-level-properties text:space-before="2.25in" text:min-label-width="0.25in" style:vertical-pos="middle" style:vertical-rel="line" fo:width="0.1043in" fo:height="0.1043in"/>
      </text:list-level-style-image>
      <text:list-level-style-image text:level="6" text:style-name="Numbering_20_Symbols" xlink:href="Pictures/100002000000000A0000000A1F4FBE6C.gif" xlink:type="simple" xlink:show="embed" xlink:actuate="onLoad">
        <style:list-level-properties text:space-before="2.75in" text:min-label-width="0.25in" style:vertical-pos="middle" style:vertical-rel="line" fo:width="0.1043in" fo:height="0.1043in"/>
      </text:list-level-style-image>
      <text:list-level-style-image text:level="7" text:style-name="Numbering_20_Symbols" xlink:href="Pictures/100002000000000A0000000A1F4FBE6C.gif" xlink:type="simple" xlink:show="embed" xlink:actuate="onLoad">
        <style:list-level-properties text:space-before="3.25in" text:min-label-width="0.25in" style:vertical-pos="middle" style:vertical-rel="line" fo:width="0.1043in" fo:height="0.1043in"/>
      </text:list-level-style-image>
      <text:list-level-style-image text:level="8" text:style-name="Numbering_20_Symbols" xlink:href="Pictures/100002000000000A0000000A1F4FBE6C.gif" xlink:type="simple" xlink:show="embed" xlink:actuate="onLoad">
        <style:list-level-properties text:space-before="3.75in" text:min-label-width="0.25in" style:vertical-pos="middle" style:vertical-rel="line" fo:width="0.1043in" fo:height="0.1043in"/>
      </text:list-level-style-image>
      <text:list-level-style-image text:level="9" text:style-name="Numbering_20_Symbols" xlink:href="Pictures/100002000000000A0000000A1F4FBE6C.gif" xlink:type="simple" xlink:show="embed" xlink:actuate="onLoad">
        <style:list-level-properties text:space-before="4.25in" text:min-label-width="0.25in" style:vertical-pos="middle" style:vertical-rel="line" fo:width="0.1043in" fo:height="0.1043in"/>
      </text:list-level-style-image>
      <text:list-level-style-image text:level="10" text:style-name="Numbering_20_Symbols" xlink:href="Pictures/100002000000000A0000000A1F4FBE6C.gif" xlink:type="simple" xlink:show="embed" xlink:actuate="onLoad">
        <style:list-level-properties text:space-before="2.5in" text:min-label-width="0.25in" style:vertical-pos="middle" style:vertical-rel="line" fo:width="0.1043in" fo:height="0.1043in"/>
      </text:list-level-style-image>
    </text:list-style>
    <text:list-style style:name="WW8Num442" text:consecutive-numbering="true">
      <text:list-level-style-image text:level="1" text:style-name="Numbering_20_Symbols" xlink:href="Pictures/1000020000000010000000101B5106C7.gif" xlink:type="simple" xlink:show="embed" xlink:actuate="onLoad">
        <style:list-level-properties text:space-before="0.25in" text:min-label-width="0.25in" style:vertical-pos="middle" style:vertical-rel="line" fo:width="0.1665in" fo:height="0.1665in"/>
      </text:list-level-style-image>
      <text:list-level-style-image text:level="2" text:style-name="Numbering_20_Symbols" xlink:href="Pictures/1000020000000010000000101B5106C7.gif" xlink:type="simple" xlink:show="embed" xlink:actuate="onLoad">
        <style:list-level-properties text:space-before="0.75in" text:min-label-width="0.25in" style:vertical-pos="middle" style:vertical-rel="line" fo:width="0.1665in" fo:height="0.1665in"/>
      </text:list-level-style-image>
      <text:list-level-style-image text:level="3" text:style-name="Numbering_20_Symbols" xlink:href="Pictures/1000020000000010000000101B5106C7.gif" xlink:type="simple" xlink:show="embed" xlink:actuate="onLoad">
        <style:list-level-properties text:space-before="1.25in" text:min-label-width="0.25in" style:vertical-pos="middle" style:vertical-rel="line" fo:width="0.1665in" fo:height="0.1665in"/>
      </text:list-level-style-image>
      <text:list-level-style-image text:level="4" text:style-name="Numbering_20_Symbols" xlink:href="Pictures/1000020000000010000000101B5106C7.gif" xlink:type="simple" xlink:show="embed" xlink:actuate="onLoad">
        <style:list-level-properties text:space-before="1.75in" text:min-label-width="0.25in" style:vertical-pos="middle" style:vertical-rel="line" fo:width="0.1665in" fo:height="0.1665in"/>
      </text:list-level-style-image>
      <text:list-level-style-image text:level="5" text:style-name="Numbering_20_Symbols" xlink:href="Pictures/1000020000000010000000101B5106C7.gif" xlink:type="simple" xlink:show="embed" xlink:actuate="onLoad">
        <style:list-level-properties text:space-before="2.25in" text:min-label-width="0.25in" style:vertical-pos="middle" style:vertical-rel="line" fo:width="0.1665in" fo:height="0.1665in"/>
      </text:list-level-style-image>
      <text:list-level-style-image text:level="6" text:style-name="Numbering_20_Symbols" xlink:href="Pictures/1000020000000010000000101B5106C7.gif" xlink:type="simple" xlink:show="embed" xlink:actuate="onLoad">
        <style:list-level-properties text:space-before="2.75in" text:min-label-width="0.25in" style:vertical-pos="middle" style:vertical-rel="line" fo:width="0.1665in" fo:height="0.1665in"/>
      </text:list-level-style-image>
      <text:list-level-style-image text:level="7" text:style-name="Numbering_20_Symbols" xlink:href="Pictures/1000020000000010000000101B5106C7.gif" xlink:type="simple" xlink:show="embed" xlink:actuate="onLoad">
        <style:list-level-properties text:space-before="3.25in" text:min-label-width="0.25in" style:vertical-pos="middle" style:vertical-rel="line" fo:width="0.1665in" fo:height="0.1665in"/>
      </text:list-level-style-image>
      <text:list-level-style-image text:level="8" text:style-name="Numbering_20_Symbols" xlink:href="Pictures/1000020000000010000000101B5106C7.gif" xlink:type="simple" xlink:show="embed" xlink:actuate="onLoad">
        <style:list-level-properties text:space-before="3.75in" text:min-label-width="0.25in" style:vertical-pos="middle" style:vertical-rel="line" fo:width="0.1665in" fo:height="0.1665in"/>
      </text:list-level-style-image>
      <text:list-level-style-image text:level="9" text:style-name="Numbering_20_Symbols" xlink:href="Pictures/1000020000000010000000101B5106C7.gif" xlink:type="simple" xlink:show="embed" xlink:actuate="onLoad">
        <style:list-level-properties text:space-before="4.25in" text:min-label-width="0.25in" style:vertical-pos="middle" style:vertical-rel="line" fo:width="0.1665in" fo:height="0.1665in"/>
      </text:list-level-style-image>
      <text:list-level-style-image text:level="10" text:style-name="Numbering_20_Symbols" xlink:href="Pictures/1000020000000010000000101B5106C7.gif" xlink:type="simple" xlink:show="embed" xlink:actuate="onLoad">
        <style:list-level-properties text:space-before="2.5in" text:min-label-width="0.25in" style:vertical-pos="middle" style:vertical-rel="line" fo:width="0.1665in" fo:height="0.1665in"/>
      </text:list-level-style-image>
    </text:list-style>
    <text:list-style style:name="WW8Num498" text:consecutive-numbering="true">
      <text:list-level-style-image text:level="1" text:style-name="Numbering_20_Symbols" xlink:href="Pictures/100002000000001000000010E156A1A9.gif" xlink:type="simple" xlink:show="embed" xlink:actuate="onLoad">
        <style:list-level-properties text:space-before="0.25in" text:min-label-width="0.25in" style:vertical-pos="middle" style:vertical-rel="line" fo:width="0.1665in" fo:height="0.1665in"/>
      </text:list-level-style-image>
      <text:list-level-style-image text:level="2" text:style-name="Numbering_20_Symbols" xlink:href="Pictures/100002000000001000000010E156A1A9.gif" xlink:type="simple" xlink:show="embed" xlink:actuate="onLoad">
        <style:list-level-properties text:space-before="0.75in" text:min-label-width="0.25in" style:vertical-pos="middle" style:vertical-rel="line" fo:width="0.1665in" fo:height="0.1665in"/>
      </text:list-level-style-image>
      <text:list-level-style-image text:level="3" text:style-name="Numbering_20_Symbols" xlink:href="Pictures/100002000000001000000010E156A1A9.gif" xlink:type="simple" xlink:show="embed" xlink:actuate="onLoad">
        <style:list-level-properties text:space-before="1.25in" text:min-label-width="0.25in" style:vertical-pos="middle" style:vertical-rel="line" fo:width="0.1665in" fo:height="0.1665in"/>
      </text:list-level-style-image>
      <text:list-level-style-image text:level="4" text:style-name="Numbering_20_Symbols" xlink:href="Pictures/100002000000001000000010E156A1A9.gif" xlink:type="simple" xlink:show="embed" xlink:actuate="onLoad">
        <style:list-level-properties text:space-before="1.75in" text:min-label-width="0.25in" style:vertical-pos="middle" style:vertical-rel="line" fo:width="0.1665in" fo:height="0.1665in"/>
      </text:list-level-style-image>
      <text:list-level-style-image text:level="5" text:style-name="Numbering_20_Symbols" xlink:href="Pictures/100002000000001000000010E156A1A9.gif" xlink:type="simple" xlink:show="embed" xlink:actuate="onLoad">
        <style:list-level-properties text:space-before="2.25in" text:min-label-width="0.25in" style:vertical-pos="middle" style:vertical-rel="line" fo:width="0.1665in" fo:height="0.1665in"/>
      </text:list-level-style-image>
      <text:list-level-style-image text:level="6" text:style-name="Numbering_20_Symbols" xlink:href="Pictures/100002000000001000000010E156A1A9.gif" xlink:type="simple" xlink:show="embed" xlink:actuate="onLoad">
        <style:list-level-properties text:space-before="2.75in" text:min-label-width="0.25in" style:vertical-pos="middle" style:vertical-rel="line" fo:width="0.1665in" fo:height="0.1665in"/>
      </text:list-level-style-image>
      <text:list-level-style-image text:level="7" text:style-name="Numbering_20_Symbols" xlink:href="Pictures/100002000000001000000010E156A1A9.gif" xlink:type="simple" xlink:show="embed" xlink:actuate="onLoad">
        <style:list-level-properties text:space-before="3.25in" text:min-label-width="0.25in" style:vertical-pos="middle" style:vertical-rel="line" fo:width="0.1665in" fo:height="0.1665in"/>
      </text:list-level-style-image>
      <text:list-level-style-image text:level="8" text:style-name="Numbering_20_Symbols" xlink:href="Pictures/100002000000001000000010E156A1A9.gif" xlink:type="simple" xlink:show="embed" xlink:actuate="onLoad">
        <style:list-level-properties text:space-before="3.75in" text:min-label-width="0.25in" style:vertical-pos="middle" style:vertical-rel="line" fo:width="0.1665in" fo:height="0.1665in"/>
      </text:list-level-style-image>
      <text:list-level-style-image text:level="9" text:style-name="Numbering_20_Symbols" xlink:href="Pictures/100002000000001000000010E156A1A9.gif" xlink:type="simple" xlink:show="embed" xlink:actuate="onLoad">
        <style:list-level-properties text:space-before="4.25in" text:min-label-width="0.25in" style:vertical-pos="middle" style:vertical-rel="line" fo:width="0.1665in" fo:height="0.1665in"/>
      </text:list-level-style-image>
      <text:list-level-style-image text:level="10" text:style-name="Numbering_20_Symbols" xlink:href="Pictures/100002000000001000000010E156A1A9.gif" xlink:type="simple" xlink:show="embed" xlink:actuate="onLoad">
        <style:list-level-properties text:space-before="2.5in" text:min-label-width="0.25in" style:vertical-pos="middle" style:vertical-rel="line" fo:width="0.1665in" fo:height="0.1665in"/>
      </text:list-level-style-image>
    </text:list-style>
    <text:list-style style:name="WW8Num162" text:consecutive-numbering="true">
      <text:list-level-style-image text:level="1" text:style-name="Numbering_20_Symbols" xlink:href="Pictures/100000000000001C0000002085A7BC4A.gif" xlink:type="simple" xlink:show="embed" xlink:actuate="onLoad">
        <style:list-level-properties text:space-before="0.25in" text:min-label-width="0.25in" style:vertical-pos="middle" style:vertical-rel="line" fo:width="0.2917in" fo:height="0.3335in"/>
      </text:list-level-style-image>
      <text:list-level-style-image text:level="2" text:style-name="Numbering_20_Symbols" xlink:href="Pictures/100000000000001C0000002085A7BC4A.gif" xlink:type="simple" xlink:show="embed" xlink:actuate="onLoad">
        <style:list-level-properties text:space-before="0.75in" text:min-label-width="0.25in" style:vertical-pos="middle" style:vertical-rel="line" fo:width="0.2917in" fo:height="0.3335in"/>
      </text:list-level-style-image>
      <text:list-level-style-image text:level="3" text:style-name="Numbering_20_Symbols" xlink:href="Pictures/100000000000001C0000002085A7BC4A.gif" xlink:type="simple" xlink:show="embed" xlink:actuate="onLoad">
        <style:list-level-properties text:space-before="1.25in" text:min-label-width="0.25in" style:vertical-pos="middle" style:vertical-rel="line" fo:width="0.2917in" fo:height="0.3335in"/>
      </text:list-level-style-image>
      <text:list-level-style-image text:level="4" text:style-name="Numbering_20_Symbols" xlink:href="Pictures/100000000000001C0000002085A7BC4A.gif" xlink:type="simple" xlink:show="embed" xlink:actuate="onLoad">
        <style:list-level-properties text:space-before="1.75in" text:min-label-width="0.25in" style:vertical-pos="middle" style:vertical-rel="line" fo:width="0.2917in" fo:height="0.3335in"/>
      </text:list-level-style-image>
      <text:list-level-style-image text:level="5" text:style-name="Numbering_20_Symbols" xlink:href="Pictures/100000000000001C0000002085A7BC4A.gif" xlink:type="simple" xlink:show="embed" xlink:actuate="onLoad">
        <style:list-level-properties text:space-before="2.25in" text:min-label-width="0.25in" style:vertical-pos="middle" style:vertical-rel="line" fo:width="0.2917in" fo:height="0.3335in"/>
      </text:list-level-style-image>
      <text:list-level-style-image text:level="6" text:style-name="Numbering_20_Symbols" xlink:href="Pictures/100000000000001C0000002085A7BC4A.gif" xlink:type="simple" xlink:show="embed" xlink:actuate="onLoad">
        <style:list-level-properties text:space-before="2.75in" text:min-label-width="0.25in" style:vertical-pos="middle" style:vertical-rel="line" fo:width="0.2917in" fo:height="0.3335in"/>
      </text:list-level-style-image>
      <text:list-level-style-image text:level="7" text:style-name="Numbering_20_Symbols" xlink:href="Pictures/100000000000001C0000002085A7BC4A.gif" xlink:type="simple" xlink:show="embed" xlink:actuate="onLoad">
        <style:list-level-properties text:space-before="3.25in" text:min-label-width="0.25in" style:vertical-pos="middle" style:vertical-rel="line" fo:width="0.2917in" fo:height="0.3335in"/>
      </text:list-level-style-image>
      <text:list-level-style-image text:level="8" text:style-name="Numbering_20_Symbols" xlink:href="Pictures/100000000000001C0000002085A7BC4A.gif" xlink:type="simple" xlink:show="embed" xlink:actuate="onLoad">
        <style:list-level-properties text:space-before="3.75in" text:min-label-width="0.25in" style:vertical-pos="middle" style:vertical-rel="line" fo:width="0.2917in" fo:height="0.3335in"/>
      </text:list-level-style-image>
      <text:list-level-style-image text:level="9" text:style-name="Numbering_20_Symbols" xlink:href="Pictures/100000000000001C0000002085A7BC4A.gif" xlink:type="simple" xlink:show="embed" xlink:actuate="onLoad">
        <style:list-level-properties text:space-before="4.25in" text:min-label-width="0.25in" style:vertical-pos="middle" style:vertical-rel="line" fo:width="0.2917in" fo:height="0.3335in"/>
      </text:list-level-style-image>
      <text:list-level-style-image text:level="10" text:style-name="Numbering_20_Symbols" xlink:href="Pictures/100000000000001C0000002085A7BC4A.gif" xlink:type="simple" xlink:show="embed" xlink:actuate="onLoad">
        <style:list-level-properties text:space-before="2.5in" text:min-label-width="0.25in" style:vertical-pos="middle" style:vertical-rel="line" fo:width="0.2917in" fo:height="0.3335in"/>
      </text:list-level-style-image>
    </text:list-style>
    <text:list-style style:name="WW8Num626" text:consecutive-numbering="true">
      <text:list-level-style-image text:level="1" text:style-name="Numbering_20_Symbols" xlink:href="Pictures/10000200000000120000001256ED240C.gif" xlink:type="simple" xlink:show="embed" xlink:actuate="onLoad">
        <style:list-level-properties text:space-before="1.25in" text:min-label-width="0.25in" style:vertical-pos="middle" style:vertical-rel="line" fo:width="0.1874in" fo:height="0.1874in"/>
      </text:list-level-style-image>
      <text:list-level-style-image text:level="2" text:style-name="Numbering_20_Symbols" xlink:href="Pictures/10000200000000120000001256ED240C.gif" xlink:type="simple" xlink:show="embed" xlink:actuate="onLoad">
        <style:list-level-properties text:space-before="1.75in" text:min-label-width="0.25in" style:vertical-pos="middle" style:vertical-rel="line" fo:width="0.1874in" fo:height="0.1874in"/>
      </text:list-level-style-image>
      <text:list-level-style-image text:level="3" text:style-name="Numbering_20_Symbols" xlink:href="Pictures/10000200000000120000001256ED240C.gif" xlink:type="simple" xlink:show="embed" xlink:actuate="onLoad">
        <style:list-level-properties text:space-before="2.25in" text:min-label-width="0.25in" style:vertical-pos="middle" style:vertical-rel="line" fo:width="0.1874in" fo:height="0.1874in"/>
      </text:list-level-style-image>
      <text:list-level-style-image text:level="4" text:style-name="Numbering_20_Symbols" xlink:href="Pictures/10000200000000120000001256ED240C.gif" xlink:type="simple" xlink:show="embed" xlink:actuate="onLoad">
        <style:list-level-properties text:space-before="2.75in" text:min-label-width="0.25in" style:vertical-pos="middle" style:vertical-rel="line" fo:width="0.1874in" fo:height="0.1874in"/>
      </text:list-level-style-image>
      <text:list-level-style-image text:level="5" text:style-name="Numbering_20_Symbols" xlink:href="Pictures/10000200000000120000001256ED240C.gif" xlink:type="simple" xlink:show="embed" xlink:actuate="onLoad">
        <style:list-level-properties text:space-before="3.25in" text:min-label-width="0.25in" style:vertical-pos="middle" style:vertical-rel="line" fo:width="0.1874in" fo:height="0.1874in"/>
      </text:list-level-style-image>
      <text:list-level-style-image text:level="6" text:style-name="Numbering_20_Symbols" xlink:href="Pictures/10000200000000120000001256ED240C.gif" xlink:type="simple" xlink:show="embed" xlink:actuate="onLoad">
        <style:list-level-properties text:space-before="3.75in" text:min-label-width="0.25in" style:vertical-pos="middle" style:vertical-rel="line" fo:width="0.1874in" fo:height="0.1874in"/>
      </text:list-level-style-image>
      <text:list-level-style-image text:level="7" text:style-name="Numbering_20_Symbols" xlink:href="Pictures/10000200000000120000001256ED240C.gif" xlink:type="simple" xlink:show="embed" xlink:actuate="onLoad">
        <style:list-level-properties text:space-before="4.25in" text:min-label-width="0.25in" style:vertical-pos="middle" style:vertical-rel="line" fo:width="0.1874in" fo:height="0.1874in"/>
      </text:list-level-style-image>
      <text:list-level-style-image text:level="8" text:style-name="Numbering_20_Symbols" xlink:href="Pictures/10000200000000120000001256ED240C.gif" xlink:type="simple" xlink:show="embed" xlink:actuate="onLoad">
        <style:list-level-properties text:space-before="4.75in" text:min-label-width="0.25in" style:vertical-pos="middle" style:vertical-rel="line" fo:width="0.1874in" fo:height="0.1874in"/>
      </text:list-level-style-image>
      <text:list-level-style-image text:level="9" text:style-name="Numbering_20_Symbols" xlink:href="Pictures/10000200000000120000001256ED240C.gif" xlink:type="simple" xlink:show="embed" xlink:actuate="onLoad">
        <style:list-level-properties text:space-before="5.25in" text:min-label-width="0.25in" style:vertical-pos="middle" style:vertical-rel="line" fo:width="0.1874in" fo:height="0.1874in"/>
      </text:list-level-style-image>
      <text:list-level-style-image text:level="10" text:style-name="Numbering_20_Symbols" xlink:href="Pictures/10000200000000120000001256ED240C.gif" xlink:type="simple" xlink:show="embed" xlink:actuate="onLoad">
        <style:list-level-properties text:space-before="2.5in" text:min-label-width="0.25in" style:vertical-pos="middle" style:vertical-rel="line" fo:width="0.1874in" fo:height="0.1874in"/>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shadow="none" text:number-lines="false" text:line-number="0" style:vertical-align="top">
        <style:tab-stops>
          <style:tab-stop style:position="3.4626in" style:type="center"/>
          <style:tab-stop style:position="6.9252in" style:type="right"/>
        </style:tab-stops>
      </style:paragraph-properties>
      <style:text-properties style:font-name="Arial2"/>
    </style:style>
    <style:style style:name="P2" style:family="paragraph" style:parent-style-name="Footer">
      <style:paragraph-properties style:shadow="none"/>
    </style:style>
    <style:style style:name="fr1" style:family="graphic" style:parent-style-name="Graphics">
      <style:graphic-properties fo:margin-left="0in" fo:margin-right="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7874in" fo:margin-bottom="0.7874in" fo:margin-left="0.7874in" fo:margin-right="0.7874in" fo:border-top="0.0071in solid #000000" fo:border-bottom="0.0071in solid #000000" fo:border-left="none" fo:border-right="none" fo:padding="0.0201in" style:shadow="none" fo:background-color="transparent" style:writing-mode="lr-tb" style:footnote-max-height="0in">
        <style:background-image xlink:href="Pictures/10000200000001030000014A3B3DB468.gif"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25in" fo:margin-right="1.25in" fo:border="none" fo:padding="0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header>
        <text:p text:style-name="Header"><draw:frame draw:style-name="fr1" draw:name="graphics6" text:anchor-type="paragraph" svg:x="5.8319in" svg:y="-0.4465in" svg:width="1.0902in" svg:height="0.348in" draw:z-index="99677416"><draw:image xlink:href="Pictures/10000000000002D2000000E9BBCF3597.png" xlink:type="simple" xlink:show="embed" xlink:actuate="onLoad"/></draw:frame><text:chapter text:display="number-and-name" text:outline-level="1"/><text:tab/></text:p>
      </style:header>
      <style:footer>
        <text:user-field-decls>
          <text:user-field-decl office:value-type="string" office:string-value="Pre-X2 hardware 3.2.2i" text:name="release"/>
        </text:user-field-decls>
        <text:p text:style-name="Footer">release <text:user-field-get text:name="release">Pre-X2 hardware 3.2.2i</text:user-field-get><text:tab/><text:tab/>page <text:page-number text:select-page="current">2</text:page-number></text:p>
      </style:footer>
    </style:master-page>
    <style:master-page style:name="First_20_Page" style:display-name="First Page" style:page-layout-name="pm2" style:next-style-name="Standard"/>
    <style:master-page style:name="Index" style:page-layout-name="pm3">
      <style:header>
        <text:p text:style-name="Header">Index</text:p>
      </style:header>
      <style:footer>
        <text:user-field-decls>
          <text:user-field-decl office:value-type="string" office:string-value="Pre-X2 hardware 3.2.2i" text:name="release"/>
        </text:user-field-decls>
        <text:p text:style-name="Footer"><text:title>7100 User's Guide</text:title><text:tab/>release <text:user-field-get text:name="release">Pre-X2 hardware 3.2.2i</text:user-field-get><text:tab/>page <text:page-number text:select-page="current">2</text:page-number></text:p>
      </style:footer>
    </style:master-page>
    <style:master-page style:name="Copyright" style:page-layout-name="pm4">
      <style:header>
        <text:p text:style-name="P1"/>
      </style:header>
      <style:footer>
        <text:user-field-decls>
          <text:user-field-decl office:value-type="string" office:string-value="Pre-X2 hardware 3.2.2i" text:name="release"/>
        </text:user-field-decls>
        <text:p text:style-name="P2"><text:title>7100 User's Guide</text:title><text:tab/>release <text:user-field-get text:name="release">Pre-X2 hardware 3.2.2i</text:user-field-get><text:tab/>page <text:page-number style:num-format="i" text:select-page="current">ii</text:page-number></text:p>
      </style:footer>
    </style:master-page>
    <style:master-page style:name="Appendix" style:page-layout-name="pm5">
      <style:header>
        <text:p text:style-name="Header"><text:chapter text:display="name" text:outline-level="1"/></text:p>
      </style:header>
      <style:footer>
        <text:user-field-decls>
          <text:user-field-decl office:value-type="string" office:string-value="Pre-X2 hardware 3.2.2i" text:name="release"/>
        </text:user-field-decls>
        <text:p text:style-name="Footer"><text:title>7100 User's Guide</text:title><text:tab/>release <text:user-field-get text:name="release">Pre-X2 hardware 3.2.2i</text:user-field-get><text:tab/>page <text:s/><text:page-number text:select-page="current">2</text:page-number></text:p>
      </style:footer>
    </style:master-page>
    <style:master-page style:name="TofC" style:page-layout-name="pm6">
      <style:header>
        <text:p text:style-name="Header"/>
      </style:header>
      <style:footer>
        <text:user-field-decls>
          <text:user-field-decl office:value-type="string" office:string-value="Pre-X2 hardware 3.2.2i" text:name="release"/>
        </text:user-field-decls>
        <text:p text:style-name="Footer"><text:title>7100 User's Guide</text:title><text:tab/>release <text:user-field-get text:name="release">Pre-X2 hardware 3.2.2i</text:user-field-get><text:tab/>page <text:page-number style:num-format="i" text:select-page="current">ii</text:page-number></text:p>
      </style:footer>
    </style:master-page>
    <style:master-page style:name="Chapters" style:page-layout-name="pm5">
      <style:header>
        <text:p text:style-name="Header"><text:chapter text:display="name" text:outline-level="1">ZX7100 Series User's Guide</text:chapter></text:p>
      </style:header>
      <style:footer>
        <text:user-field-decls>
          <text:user-field-decl office:value-type="string" office:string-value="Pre-X2 hardware 3.2.2i" text:name="release"/>
        </text:user-field-decls>
        <text:p text:style-name="Footer"><text:title>7100 User's Guide</text:title><text:tab/>release <text:user-field-get text:name="release">Pre-X2 hardware 3.2.2i</text:user-field-get><text:tab/>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7100 User's Guide</dc:title>
    <meta:initial-creator>John Fisher</meta:initial-creator>
    <meta:creation-date>2005-10-20T15:50:41</meta:creation-date>
    <dc:creator>John Fisher</dc:creator>
    <dc:date>2006-05-09T15:12:55</dc:date>
    <meta:print-date>2006-02-28T15:32:52</meta:print-date>
    <dc:language>en-US</dc:language>
    <meta:editing-cycles>160</meta:editing-cycles>
    <meta:editing-duration>P19DT16H21M48S</meta:editing-duration>
    <meta:user-defined meta:name="Info 1"/>
    <meta:user-defined meta:name="Info 2"/>
    <meta:user-defined meta:name="Info 3"/>
    <meta:user-defined meta:name="Info 4"/>
    <meta:document-statistic meta:table-count="0" meta:image-count="1" meta:object-count="11" meta:page-count="9" meta:paragraph-count="54" meta:word-count="273" meta:character-count="1867"/>
  </office:meta>
</office:document-meta>
</file>